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/>
      <style:text-properties style:font-name="Arial" fo:font-size="14pt" style:font-name-asian="Arial1" style:font-size-asian="14pt" style:font-name-complex="Arial1" style:font-size-complex="14pt"/>
    </style:style>
    <style:style style:name="P3" style:family="paragraph" style:parent-style-name="Standard">
      <style:paragraph-properties fo:margin-top="0in" fo:margin-bottom="0in" loext:contextual-spacing="false" fo:line-height="100%"/>
    </style:style>
    <style:style style:name="P4" style:family="paragraph" style:parent-style-name="Standard" style:master-page-name="Standard">
      <style:paragraph-properties fo:line-height="100%" style:page-number="1"/>
    </style:style>
    <style:style style:name="T1" style:family="text">
      <style:text-properties style:font-name="Arial" fo:font-size="14pt" fo:font-weight="bold" style:font-name-asian="Arial1" style:font-size-asian="14pt" style:font-weight-asian="bold" style:font-name-complex="Arial1" style:font-size-complex="14pt"/>
    </style:style>
    <style:style style:name="T2" style:family="text">
      <style:text-properties style:font-name="Arial" fo:font-size="12pt" style:font-name-asian="Arial1" style:font-size-asian="12pt" style:font-name-complex="Arial1" style:font-size-complex="12pt"/>
    </style:style>
    <style:style style:name="T3" style:family="text">
      <style:text-properties style:text-position="super 58%" style:font-name="Arial" fo:font-size="14pt" fo:font-weight="bold" style:font-name-asian="Arial1" style:font-size-asian="14pt" style:font-weight-asian="bold" style:font-name-complex="Arial1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Emanation of </text:span><text:span text:style-name="T3">222 </text:span><text:span text:style-name="T1">Radon from Silicone Sealants for SuperCDMS</text:span></text:p>
      <text:p text:style-name="P3"><text:span text:style-name="T2">H. Ryott Glayzer, Physics</text:span></text:p>
      <text:p text:style-name="P3"><text:span text:style-name="T2">Dr. Richard Schnee, Physics</text:span></text:p>
      <text:p text:style-name="P2"/>
      <text:p text:style-name="P1"><text:span text:style-name="T2">Begin your abstract here. (12 pt., Arial font, single spaced &amp; 1-inch margins on all sides) </text:span></text:p>
      <text:p text:style-name="P1"><text:span text:style-name="T2">Maximum of 300 words (Your title, name, and mentor name do not count against your 300 words.)</text:span></text:p>
      <text:p text:style-name="P1"><text:span text:style-name="T2">Do not include figures, tables, images, or references in your abstrac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6" meta:word-count="61" meta:character-count="367" meta:non-whitespace-character-count="311"/>
    <meta:generator>LibreOfficeDev/6.0.5.2$Linux_X86_64 LibreOffice_project/</meta:generator>
  </office:meta>
</office:document-meta>
</file>